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2B000000A8DCE151A7.jpg"/>
  <manifest:file-entry manifest:media-type="image/jpeg" manifest:full-path="Pictures/10000000000000C7000000FD5CBF5E80.jpg"/>
  <manifest:file-entry manifest:media-type="image/jpeg" manifest:full-path="Pictures/1000000000000129000000AA299366D5.jpg"/>
  <manifest:file-entry manifest:media-type="image/jpeg" manifest:full-path="Pictures/10000000000000B4000000B4E78561E1.jpg"/>
  <manifest:file-entry manifest:media-type="image/jpeg" manifest:full-path="Pictures/10000000000000B4000000B4B1DAE6CA.jpg"/>
  <manifest:file-entry manifest:media-type="image/jpeg" manifest:full-path="Pictures/10000000000000E1000000E1C7F07DF7.jpg"/>
  <manifest:file-entry manifest:media-type="image/jpeg" manifest:full-path="Pictures/1000000000000113000000B7F7C14716.jpg"/>
  <manifest:file-entry manifest:media-type="image/jpeg" manifest:full-path="Pictures/10000000000000EC000000D5852040A2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3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07cm"/>
    </style:style>
    <style:style style:name="gr8" style:family="graphic" style:parent-style-name="standard">
      <style:graphic-properties draw:stroke="none" svg:stroke-color="#000000" draw:fill="none" draw:fill-color="#ffffff"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1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0.145cm" svg:height="7.714cm" svg:x="12.9cm" svg:y="0.186cm">
          <draw:image xlink:href="Pictures/10000000000000B4000000B4B1DAE6CA.jpg" xlink:type="simple" xlink:show="embed" xlink:actuate="onLoad">
            <text:p/>
          </draw:image>
        </draw:frame>
        <draw:frame draw:style-name="gr1" draw:text-style-name="P1" draw:layer="layout" svg:width="5.952cm" svg:height="5.952cm" svg:x="6.9cm" svg:y="17.848cm">
          <draw:image xlink:href="Pictures/10000000000000E1000000E1C7F07DF7.jpg" xlink:type="simple" xlink:show="embed" xlink:actuate="onLoad">
            <text:p/>
          </draw:image>
        </draw:frame>
        <draw:frame draw:style-name="gr1" draw:text-style-name="P1" draw:layer="layout" svg:width="7.275cm" svg:height="4.841cm" svg:x="1.525cm" svg:y="10.659cm">
          <draw:image xlink:href="Pictures/1000000000000113000000B7F7C14716.jpg" xlink:type="simple" xlink:show="embed" xlink:actuate="onLoad">
            <text:p/>
          </draw:image>
        </draw:frame>
        <draw:frame draw:style-name="gr1" draw:text-style-name="P1" draw:layer="layout" svg:width="4.762cm" svg:height="4.762cm" svg:x="12.8cm" svg:y="17.5cm">
          <draw:image xlink:href="Pictures/10000000000000B4000000B4E78561E1.jpg" xlink:type="simple" xlink:show="embed" xlink:actuate="onLoad">
            <text:p/>
          </draw:image>
        </draw:frame>
        <draw:frame draw:style-name="gr1" draw:text-style-name="P1" draw:layer="layout" svg:width="7.857cm" svg:height="4.497cm" svg:x="9.6cm" svg:y="11.1cm">
          <draw:image xlink:href="Pictures/1000000000000129000000AA299366D5.jpg" xlink:type="simple" xlink:show="embed" xlink:actuate="onLoad">
            <text:p/>
          </draw:image>
        </draw:frame>
        <draw:frame draw:style-name="gr1" draw:text-style-name="P1" draw:layer="layout" svg:width="6.241cm" svg:height="5.633cm" svg:x="8.659cm" svg:y="1.8cm">
          <draw:image xlink:href="Pictures/10000000000000C7000000FD5CBF5E80.jpg" xlink:type="simple" xlink:show="embed" xlink:actuate="onLoad">
            <text:p/>
          </draw:image>
        </draw:frame>
        <draw:frame draw:style-name="gr1" draw:text-style-name="P1" draw:layer="layout" svg:width="6.243cm" svg:height="5.635cm" svg:x="1.557cm" svg:y="1.7cm">
          <draw:image xlink:href="Pictures/10000000000000EC000000D5852040A2.jpg" xlink:type="simple" xlink:show="embed" xlink:actuate="onLoad">
            <text:p/>
          </draw:image>
        </draw:frame>
        <draw:line draw:style-name="gr2" draw:text-style-name="P1" draw:layer="layout" svg:x1="1.6cm" svg:y1="9.3cm" svg:x2="17.8cm" svg:y2="9.2cm">
          <text:p/>
        </draw:line>
        <draw:line draw:style-name="gr2" draw:text-style-name="P1" draw:layer="layout" svg:x1="18cm" svg:y1="16.2cm" svg:x2="1.7cm" svg:y2="16.7cm">
          <text:p/>
        </draw:line>
        <draw:line draw:style-name="gr2" draw:text-style-name="P1" draw:layer="layout" svg:x1="17.7cm" svg:y1="9.6cm" svg:x2="17.9cm" svg:y2="16.1cm">
          <text:p/>
        </draw:line>
        <draw:line draw:style-name="gr2" draw:text-style-name="P1" draw:layer="layout" svg:x1="1.4cm" svg:y1="17.2cm" svg:x2="1.6cm" svg:y2="25.3cm">
          <text:p/>
        </draw:line>
        <draw:line draw:style-name="gr2" draw:text-style-name="P1" draw:layer="layout" svg:x1="2.6cm" svg:y1="25.5cm" svg:x2="18cm" svg:y2="25.2cm">
          <text:p/>
        </draw:line>
        <draw:frame draw:style-name="gr3" draw:layer="layout" svg:width="1.927cm" svg:height="1.002cm" draw:transform="rotate (0.0354301838154782) translate (16.3cm 7.799cm)">
          <draw:text-box>
            <text:p>1775</text:p>
          </draw:text-box>
        </draw:frame>
        <draw:frame draw:style-name="gr4" draw:layer="layout" svg:width="1.979cm" svg:height="0.963cm" draw:transform="rotate (0.03490658503988) translate (14.547cm 24.219cm)">
          <draw:text-box draw:corner-radius="1.544cm">
            <text:p>1961</text:p>
          </draw:text-box>
        </draw:frame>
        <draw:frame draw:style-name="gr5" draw:layer="layout" svg:width="6.877cm" svg:height="0.963cm" svg:x="1.6cm" svg:y="7.8cm">
          <draw:text-box>
            <text:p>5000et 3500 avant J.C</text:p>
          </draw:text-box>
        </draw:frame>
        <draw:frame draw:style-name="gr1" draw:text-style-name="P1" draw:layer="layout" svg:width="5.21cm" svg:height="3cm" svg:x="2.39cm" svg:y="20.6cm">
          <draw:image xlink:href="Pictures/100000000000012B000000A8DCE151A7.jpg" xlink:type="simple" xlink:show="embed" xlink:actuate="onLoad">
            <text:p/>
          </draw:image>
        </draw:frame>
        <draw:frame draw:style-name="gr6" draw:layer="layout" svg:width="4.27cm" svg:height="0.963cm" svg:x="9.73cm" svg:y="7.937cm">
          <draw:text-box>
            <text:p>Ne vers 1400</text:p>
          </draw:text-box>
        </draw:frame>
        <draw:frame draw:style-name="gr7" draw:layer="layout" svg:width="1.907cm" svg:height="0.963cm" svg:x="8.5cm" svg:y="24.3cm">
          <draw:text-box>
            <text:p>1938</text:p>
          </draw:text-box>
        </draw:frame>
        <draw:frame draw:style-name="gr7" draw:layer="layout" svg:width="1.907cm" svg:height="0.963cm" svg:x="3.6cm" svg:y="24.6cm">
          <draw:text-box>
            <text:p>1960</text:p>
          </draw:text-box>
        </draw:frame>
        <draw:frame draw:style-name="gr8" draw:layer="layout" svg:width="0.2cm" svg:height="1.204cm" svg:x="6.3cm" svg:y="13.4cm">
          <draw:text-box>
            <text:p/>
          </draw:text-box>
        </draw:frame>
        <draw:frame draw:style-name="gr7" draw:layer="layout" svg:width="1.907cm" svg:height="0.963cm" svg:x="11.2cm" svg:y="15.6cm">
          <draw:text-box>
            <text:p>1200</text:p>
          </draw:text-box>
        </draw:frame>
        <draw:frame draw:style-name="gr9" draw:layer="layout" svg:width="3.601cm" svg:height="0.963cm" svg:x="2.7cm" svg:y="15.7cm">
          <draw:text-box>
            <text:p>XIIIe siecl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1-18T15:07:17.19</meta:creation-date>
    <dc:date>2025-11-18T15:33:30.06</dc:date>
    <meta:editing-duration>PT5M54S</meta:editing-duration>
    <meta:editing-cycles>2</meta:editing-cycles>
    <meta:generator>OpenOffice/4.1.5$Win32 OpenOffice.org_project/415m1$Build-9789</meta:generator>
    <meta:document-statistic meta:object-count="22"/>
  </office:meta>
</office:document-meta>
</file>